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doni 72" svg:font-family="'Bodoni 7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style:font-name="Bodoni 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Notes</text:span></text:h>
      <text:h text:style-name="Heading_20_2" text:outline-level="2"><text:span text:style-name="T1">Core Words</text:span></text:h>
      <text:p text:style-name="Text_20_body"><text:span text:style-name="T1">Love</text:span></text:p>
      <text:p text:style-name="Text_20_body"><text:span text:style-name="T1">Hate</text:span></text:p>
      <text:p text:style-name="Text_20_body"><text:span text:style-name="T1">Good</text:span></text:p>
      <text:p text:style-name="Text_20_body"><text:span text:style-name="T1">Ev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doni 72" svg:font-family="'Bodoni 7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Chapman</meta:initial-creator>
    <meta:creation-date>2024-11-12T22:56:49</meta:creation-date>
    <dc:date>2024-11-12T22:58:43</dc:date>
    <dc:creator>Michael Chapman</dc:creator>
    <meta:editing-duration>PT1M54S</meta:editing-duration>
    <meta:editing-cycles>2</meta:editing-cycles>
    <meta:generator>OpenOffice/4.1.15$Unix OpenOffice.org_project/4115m2$Build-9813</meta:generator>
    <meta:document-statistic meta:table-count="0" meta:image-count="0" meta:object-count="0" meta:page-count="1" meta:paragraph-count="6" meta:word-count="7" meta:character-count="31"/>
  </office:meta>
</office:document-meta>
</file>